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8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style:font-name="Nimbus Roman No9 L1" fo:font-size="12pt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98cm"/>
        </style:tab-stops>
      </style:paragraph-properties>
      <style:text-properties style:font-name="Nimbus Roman No9 L1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style:font-name="Nimbus Roman No9 L1" fo:font-size="10pt" fo:font-weight="normal" fo:background-color="#ffff00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4.008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1" fo:font-size="10pt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3.747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0pt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3.747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1" fo:font-size="10pt" fo:font-weight="bold" fo:background-color="#ffff00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style:font-weight-asian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oc-mark-end text:id="IMark157690188"/><text:toc-mark-start text:id="IMark157690188" text:outline-level="2"/></text:p>
      <text:p text:style-name="P8"><text:toc-mark-end text:id="IMark157690188"/><text:toc-mark-start text:id="IMark157690188" text:outline-level="2"/></text:p>
      <text:p text:style-name="P8"><text:toc-mark-start text:id="IMark157690188" text:outline-level="2"/>2.5 Analise de Negócio: Integração dos RNFs aos Modelos de Processos de Negócio<text:toc-mark-end text:id="IMark157690188"/> </text:p>
      <text:p text:style-name="P8"><text:tab/></text:p>
      <text:p text:style-name="P2"><text:tab/>Neste tópico serão abordados o conceito de modelo de negócio e modelo de processo de negócio. Também será comentado sobre a importância do uso de modelagem de processos de negócio como atividade integrante da fase inicial da Engenharia de Requisitos e como ela ajuda à “comunicação” entre engenheiros de software e solicitantes de software, e consequentemente, contribui para uma boa negociação da qualidade do software e do processo inicial de criação do software. Também será apresentado o resumo (conceito, contribuições e o processo) da abordagem BPMNRNF.</text:p>
      <text:p text:style-name="P3"/>
      <text:p text:style-name="P5"><text:toc-mark-start text:id="IMark157690500" text:outline-level="3"/>2.5.1 Modelos de negócio<text:toc-mark-end text:id="IMark157690500"/></text:p>
      <text:p text:style-name="P6"><text:tab/><text:span text:style-name="T1">Laís Xavier (XAVIER, 2009) cita Davenport e Stoddard, <text:s/>Eriksson e Penker , <text:s/>Berio e <text:s/>Vernadat, Paim e Bittencourt ao apresentar o conceito <text:s/>modelo de negócio. Segundo Xavier (2009) modelos de negócio são “conjuntos de modelos que representam um abstração da realidade de uma organização sob o ponto de vista do negócio e representam o ponto de vista do negócio, e representam o ambiente no qual a organização esta inserida” (XAVIER, 2009, p 7).</text:span></text:p>
      <text:p text:style-name="P6"><text:span text:style-name="T1"><text:s text:c="4"/><text:tab/>Xavier também fala sobre alguns benefícios, em relação à tecnologia da informação, <text:s/>do uso dos modelos de negócio. Entre as contribuições estão: permitem compreender as interfaces organizacionais e o ﬂuxo de informações através das unidades de negócio; contribuem para evitar a redundância em sistemas; contribuem na integração de base dados; e permitem descrever o processo de desenvolvimento de um produto. Em sua proposta foi importante a aplicação dos modelos de negócio no desenvolvimento de sistemas, pois permitem, segundo </text:span><text:span text:style-name="T2">Knight</text:span><text:span text:style-name="T1">, uniﬁcar o conhecimento dos envolvidos e entender as necessidades que o sistema tem (2004 apud XAVIER, 2009, p. 8). Em particular, Xavier concentra-se nos os modelos de processos de negócio que têm sido vistos como uma forma de </text:span><text:soft-page-break/><text:span text:style-name="T1">integrar as linguagens dos proﬁssionais (o que ajuda a resaltar a importância da anlise de negócio como uma das atividades iniciais da Engenharia de Requisitos) que têm visão de negócios e dos proﬁssionais com visão tecnológica (XAVIER, 2009; </text:span><text:span text:style-name="T2">Davenport and Stoddard, 1994; Paim, 2007</text:span><text:span text:style-name="T1">) <text:s text:c="3"/></text:span><text:span text:style-name="T1"><office:annotation><dc:date>2010-11-17T00:00:00</dc:date><text:p>pesquisar esses textos na internet </text:p><text:p>e coloca-los nas referências</text:p></office:annotation></text:span></text:p>
      <text:p text:style-name="P3"/>
      <text:p text:style-name="P5"><text:toc-mark-start text:id="IMark157676684" text:outline-level="3"/>2.5.2 <text:s/>Modelos de Processos de negócio<text:toc-mark-end text:id="IMark157676684"/></text:p>
      <text:p text:style-name="P3"/>
      <text:p text:style-name="P2"><text:tab/>Em <text:span text:style-name="T3">sua <text:s/>dissertação (XAVIER, 2009, p. 9) faz uma definição e explora o </text:span></text:p>
      <text:p text:style-name="P10">conceito de processo constituído por um conjunto de atividades iniciadas em resposta a um evento, ordenadas no tempo e no espaço, com entradas e saídas claramente identiﬁcados, gerando produtos, serviços ou informação. Um processo cumpre um objetivo, seja da organização ou da aplicação que será gerada, e deve ser executado levando-se em consideração o escopo em que está inserido e suas particularidades (DAVENPORT, 1993 <text:s/>apud XAVIER, 2009, p. 9).</text:p>
      <text:p text:style-name="P4"><text:tab/>As <text:span text:style-name="T4">atividades, atores, eventos, regras, recursos e artefatos de entrada e saída </text:span>são elementos utilizados no modelo de processo de negócio que mais se destacam. Xavier faz referência a Bittencurt ao explicar que as informações utilizadas para especificação de um sistema de informação <text:s/>vêm dos elementos de negócio: </text:p>
      <text:p text:style-name="P9"/>
      <text:p text:style-name="P11">as atividades se traduzem em funcionalidades; artefatos que são transformados pelas atividades e se transformam em entidades de informação manipuladas pelo sistema; e atores que representam os elementos (cargos, organizações, sistemas equipamentos) que interagem com o sistema (BITTENCOURT, 2009 apud XAVIER, 2009, p.<text:span text:style-name="T5">)</text:span>.</text:p>
      <text:p text:style-name="P12"/>
      <text:p text:style-name="P5"><text:toc-mark-start text:id="IMark157691460" text:outline-level="3"/>2.5.3 A importância do uso de modelagem de processos de negócio para a Engenharia de Requisitos<text:toc-mark-end text:id="IMark157691460"/></text:p>
      <text:p text:style-name="P1"><text:tab/>Percebemos que os modelos de processos de negócio ajudam a viabilizar uma melhor percepção dos fluxos de negócios, permite o alinhamento dos pontos de vistas dos leitores <text:s/>(na medida em que em que os leitores se guiem pelos mesmos modelos), ou melhor permitem que diferentes leitores tenham o mesmo entendimento ao ler os modelos. </text:p>
      <text:p text:style-name="P1"><text:tab/>Tais modelos são o ponto de comunicação entre proﬁssionais que têm visão de <text:soft-page-break/>negócio e os profissionais de visão tecnológica. Uma boa comunicação entre tais profissionais <text:s/>é vital para o sucesso das negociações no decorrer do processo de produção do software. Particularmente, no caso de negociação de qualidade do software, na fase de Engenharia de Requisitos a integração de requisitos não funcionais aos modelos de processo de negócio ajuda, de certa forma, a formar uma linguagem em comum entre os profissionais que precisam que haja eficiência e eficácia da comunicação.</text:p>
      <text:p text:style-name="P7"><text:toc-mark-start text:id="IMark157691644" text:outline-level="3"/>2.5.4 A Abordagem BPMNRNF <text:toc-mark-end text:id="IMark157691644"/></text:p>
      <text:p text:style-name="P1"><text:tab/>Em sua tese, intitulada de “Integração de Requisitos Não-Funcionais a Processos de Negócios: Integrando BPMN e RNF, Laís Xavier propõem uma abordagem chamada de BPMNRNF, em que integra os requisitos Não-Funcionais à notação BPMN. Esta abordagem proporciona uma solução à deficiência de expressividade dos RNFs, isto é, <text:s/>define um processo que viabiliza a inserção de operacioanalizações dos requisitos não-funcionais nos diagramas de processos de negócio (Xavier, 2009). Essa integração proporciona uma melhor comunição entre os stakeholders, principalmente entre os engenheiros e solicitantes do software. Entre as contribuições da proposta de Xavier (2009), é o fato de que a proposta evidencia a importância do uso de modelagem de processos de negócio como um passo inicial no processo de Engenharia de Requisi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2:14:53</meta:creation-date>
    <dc:date>2011-01-12T12:16:02</dc:date>
    <meta:editing-cycles>1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6" meta:word-count="805" meta:character-count="5209"/>
  </office:meta>
</office:document-meta>
</file>